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ather</text:p>
      <text:p text:style-name="Normal">daughter (boss, turns evil?) starts blond, then turns red eye tail<text:s/>bloody.</text:p>
      <text:p text:style-name="Normal">skellys</text:p>
      <text:p text:style-name="Normal">goblins</text:p>
      <text:p text:style-name="Normal">key</text:p>
      <text:p text:style-name="Normal">potions</text:p>
      <text:p text:style-name="Normal">sword</text:p>
      <text:p text:style-name="Normal">armor?</text:p>
      <text:p text:style-name="Normal">Secret boss OP sword?</text:p>
      <text:p text:style-name="Normal"/>
      <text:p text:style-name="Normal"/>
      <text:p text:style-name="Normal">Enemy has key</text:p>
      <text:p text:style-name="Normal">Key in maze like area, with one entry</text:p>
      <text:p text:style-name="Normal"/>
      <text:p text:style-name="Normal"/>
      <text:p text:style-name="Normal"/>
      <text:p text:style-name="Normal">Hidden wall for easter eg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yler</meta:initial-creator>
    <dc:creator>Tyler</dc:creator>
    <meta:creation-date>2023-10-23T13:26:00Z</meta:creation-date>
    <dc:date>2023-10-23T14:28:00Z</dc:date>
    <meta:template xlink:href="Normal" xlink:type="simple"/>
    <meta:editing-cycles>2</meta:editing-cycles>
    <meta:editing-duration>PT3720S</meta:editing-duration>
    <meta:document-statistic meta:page-count="1" meta:paragraph-count="1" meta:word-count="34" meta:character-count="228" meta:row-count="1" meta:non-whitespace-character-count="195"/>
  </office:meta>
</office:document-meta>
</file>